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Heading_20_4">
      <style:text-properties fo:color="#000000"/>
    </style:style>
    <style:style style:name="P79" style:family="paragraph" style:parent-style-name="Heading_20_1">
      <style:paragraph-properties fo:break-before="page"/>
    </style:style>
    <style:style style:name="P80" style:family="paragraph" style:parent-style-name="Heading_20_1">
      <style:paragraph-properties fo:margin-left="0in" fo:margin-right="0in" fo:text-indent="0in" style:auto-text-indent="false"/>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Heading_20_2">
      <style:text-properties fo:font-weight="bold" style:font-weight-asian="bold" style:font-weight-complex="bold"/>
    </style:style>
    <style:style style:name="P84" style:family="paragraph" style:parent-style-name="Heading_20_2">
      <style:text-properties fo:font-style="normal" fo:font-weight="bold" style:font-style-asian="normal" style:font-weight-asian="bold" style:font-style-complex="normal" style:font-weight-complex="bold"/>
    </style:style>
    <style:style style:name="P85" style:family="paragraph" style:parent-style-name="Heading_20_3">
      <style:text-properties fo:color="#000000"/>
    </style:style>
    <style:style style:name="P86" style:family="paragraph" style:parent-style-name="Text_20_body" style:list-style-name="List_20_1"/>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9</text:p>
          <text:p text:style-name="P88">1.1 Dedication<text:tab/>9</text:p>
          <text:p text:style-name="P88">1.2 Acknowledgments<text:tab/>9</text:p>
          <text:p text:style-name="P88">1.3 Support Email List<text:tab/>9</text:p>
          <text:p text:style-name="P88">1.4 Recommended Weekly Sequence When Teaching A Class With This Book<text:tab/>9</text:p>
          <text:p text:style-name="P87">2 Introduction<text:tab/>10</text:p>
          <text:p text:style-name="P88">2.1 What Is A Mathematics Computing Environment?<text:tab/>10</text:p>
          <text:p text:style-name="P88">2.2 What Is MathRider?<text:tab/>11</text:p>
          <text:p text:style-name="P88">2.3 What Inspired The Creation Of Mathrider?<text:tab/>12</text:p>
          <text:p text:style-name="P87">3 Downloading And Installing MathRider<text:tab/>14</text:p>
          <text:p text:style-name="P88">3.1 Installing Sun's Java Implementation<text:tab/>14</text:p>
          <text:p text:style-name="P81">3.1.1 Installing Java On A Windows PC<text:tab/>14</text:p>
          <text:p text:style-name="P81">3.1.2 Installing Java On A Macintosh<text:tab/>14</text:p>
          <text:p text:style-name="P81">3.1.3 Installing Java On A Linux PC<text:tab/>14</text:p>
          <text:p text:style-name="P88">3.2 Downloading And Extracting<text:tab/>14</text:p>
          <text:p text:style-name="P81">3.2.1 Extracting The Archive File For Windows Users<text:tab/>15</text:p>
          <text:p text:style-name="P81">3.2.2 Extracting The Archive File For Unix Users<text:tab/>15</text:p>
          <text:p text:style-name="P88">3.3 MathRider's Directory Structure &amp; Execution Instructions<text:tab/>16</text:p>
          <text:p text:style-name="P81">3.3.1 Executing MathRider On Windows Systems<text:tab/>16</text:p>
          <text:p text:style-name="P81">3.3.2 Executing MathRider On Unix Systems<text:tab/>17</text:p>
          <text:p text:style-name="P82">3.3.2.1 MacOS X<text:tab/>17</text:p>
          <text:p text:style-name="P87">4 The Graphical User Interface<text:tab/>18</text:p>
          <text:p text:style-name="P88">4.1 Buffers And Text Areas<text:tab/>18</text:p>
          <text:p text:style-name="P88">4.2 The Gutter<text:tab/>18</text:p>
          <text:p text:style-name="P88">4.3 Menus<text:tab/>18</text:p>
          <text:p text:style-name="P81">4.3.1 File<text:tab/>19</text:p>
          <text:p text:style-name="P81">4.3.2 Edit<text:tab/>19</text:p>
          <text:p text:style-name="P81">4.3.3 Search<text:tab/>19</text:p>
          <text:p text:style-name="P81">4.3.4 Markers, Folding, and View<text:tab/>20</text:p>
          <text:p text:style-name="P81">4.3.5 Utilities<text:tab/>20</text:p>
          <text:p text:style-name="P81">4.3.6 Macros<text:tab/>20</text:p>
          <text:p text:style-name="P81">4.3.7 Plugins<text:tab/>20</text:p>
          <text:p text:style-name="P81">4.3.8 Help<text:tab/>20</text:p>
          <text:p text:style-name="P88">4.4 The Toolbar<text:tab/>20</text:p>
          <text:p text:style-name="P81">4.4.1 Undo And Redo<text:tab/>21</text:p>
          <text:p text:style-name="P87">5 MathPiper: A Computer Algebra System For Beginners<text:tab/>22</text:p>
          <text:p text:style-name="P88">5.1 Numeric Vs. Symbolic Computations<text:tab/>22</text:p>
          <text:p text:style-name="P88"><text:soft-page-break/>5.2 Using The MathPiper Console As A Numeric (Scientific) Calculator<text:tab/>23</text:p>
          <text:p text:style-name="P81">5.2.1 Functions<text:tab/>24</text:p>
          <text:p text:style-name="P82">5.2.1.1 The Sqrt() Square Root Function<text:tab/>24</text:p>
          <text:p text:style-name="P82">5.2.1.2 The IsEven() Function<text:tab/>25</text:p>
          <text:p text:style-name="P81">5.2.2 Accessing Previous Input And Results<text:tab/>26</text:p>
          <text:p text:style-name="P88">5.3 Saving And Restoring A Console Session<text:tab/>26</text:p>
          <text:p text:style-name="P81">5.3.1 Syntax Errors<text:tab/>26</text:p>
          <text:p text:style-name="P88">5.4 Using The MathPiper Console As A Symbolic Calculator<text:tab/>27</text:p>
          <text:p text:style-name="P81">5.4.1 Variables<text:tab/>27</text:p>
          <text:p text:style-name="P82">5.4.1.1 Calculating With Unbound Variables<text:tab/>28</text:p>
          <text:p text:style-name="P82">5.4.1.2 Variable And Function Names Are Case Sensitive<text:tab/>30</text:p>
          <text:p text:style-name="P82">5.4.1.3 Using More Than One Variable<text:tab/>30</text:p>
          <text:p text:style-name="P88">5.5 Exercises<text:tab/>31</text:p>
          <text:p text:style-name="P81">5.5.1 Exercise 1<text:tab/>31</text:p>
          <text:p text:style-name="P81">5.5.2 Exercise 2<text:tab/>31</text:p>
          <text:p text:style-name="P81">5.5.3 Exercise 3<text:tab/>31</text:p>
          <text:p text:style-name="P81">5.5.4 Exercise 4<text:tab/>32</text:p>
          <text:p text:style-name="P81">5.5.5 Exercise 5<text:tab/>32</text:p>
          <text:p text:style-name="P87">6 The MathPiper Documentation Plugin<text:tab/>33</text:p>
          <text:p text:style-name="P88">6.1 Function List<text:tab/>33</text:p>
          <text:p text:style-name="P88">6.2 Mini Web Browser Interface<text:tab/>33</text:p>
          <text:p text:style-name="P88">6.3 Exercises<text:tab/>34</text:p>
          <text:p text:style-name="P81">6.3.1 Exercise 1<text:tab/>34</text:p>
          <text:p text:style-name="P81">6.3.2 Exercise 2<text:tab/>34</text:p>
          <text:p text:style-name="P87">7 Using MathRider As A Programmer's Text Editor<text:tab/>35</text:p>
          <text:p text:style-name="P88">7.1 Creating, Opening, Saving, And Closing Text Files<text:tab/>35</text:p>
          <text:p text:style-name="P88">7.2 Editing Files<text:tab/>35</text:p>
          <text:p text:style-name="P88">7.3 File Modes<text:tab/>35</text:p>
          <text:p text:style-name="P88">7.4 Learning How To Type Properly Is An Excellent Investment Of Your Time<text:tab/>36</text:p>
          <text:p text:style-name="P88">7.5 Exercises<text:tab/>36</text:p>
          <text:p text:style-name="P81">7.5.1 Exercise 1<text:tab/>36</text:p>
          <text:p text:style-name="P87">8 MathRider Worksheet Files<text:tab/>37</text:p>
          <text:p text:style-name="P88">8.1 Code Folds<text:tab/>37</text:p>
          <text:p text:style-name="P81">8.1.1 The title Attribute<text:tab/>38</text:p>
          <text:p text:style-name="P88">8.2 Automatically Inserting Folds &amp; Removing Unpreserved Folds<text:tab/>38</text:p>
          <text:p text:style-name="P88">8.3 Placing Text Outside Of A Fold<text:tab/>39</text:p>
          <text:p text:style-name="P88">8.4 Exercises<text:tab/>39</text:p>
          <text:p text:style-name="P81">8.4.1 Exercise 1<text:tab/>40</text:p>
          <text:p text:style-name="P81">8.4.2 Exercise 2<text:tab/>40</text:p>
          <text:p text:style-name="P81">8.4.3 Exercise 3<text:tab/>40</text:p>
          <text:p text:style-name="P81">8.4.4 Exercise 4<text:tab/>40</text:p>
          <text:p text:style-name="P87"><text:soft-page-break/>9 MathPiper Programming Fundamentals<text:tab/>41</text:p>
          <text:p text:style-name="P88">9.1 Values and Expressions<text:tab/>41</text:p>
          <text:p text:style-name="P88">9.2 Operators<text:tab/>41</text:p>
          <text:p text:style-name="P88">9.3 Operator Precedence<text:tab/>42</text:p>
          <text:p text:style-name="P88">9.4 Changing The Order Of Operations In An Expression<text:tab/>43</text:p>
          <text:p text:style-name="P88">9.5 Functions &amp; Function Names<text:tab/>44</text:p>
          <text:p text:style-name="P88">9.6 Functions That Produce Side Effects<text:tab/>45</text:p>
          <text:p text:style-name="P81">9.6.1 Printing Related Functions: Echo(), Write(), And Newline()<text:tab/>45</text:p>
          <text:p text:style-name="P82">9.6.1.1 Echo()<text:tab/>45</text:p>
          <text:p text:style-name="P82">9.6.1.2 Echo Functions Are Useful For "Debugging" Programs<text:tab/>47</text:p>
          <text:p text:style-name="P82">9.6.1.3 Write()<text:tab/>48</text:p>
          <text:p text:style-name="P82">9.6.1.4 NewLine()<text:tab/>48</text:p>
          <text:p text:style-name="P88">9.7 Expressions Are Separated By Semicolons<text:tab/>49</text:p>
          <text:p text:style-name="P81">9.7.1 Placing More Than One Expression On A Line In A Fold<text:tab/>49</text:p>
          <text:p text:style-name="P81">9.7.2 Placing Multiple Expressions In A Code Block<text:tab/>50</text:p>
          <text:p text:style-name="P82">9.7.2.1 Automatic Bracket, Parentheses, And Brace Match Indicating<text:tab/>51</text:p>
          <text:p text:style-name="P88">9.8 Strings<text:tab/>52</text:p>
          <text:p text:style-name="P81">9.8.1 The MathPiper Console and MathPiper Folds Can Access The Same Variables<text:tab/>53</text:p>
          <text:p text:style-name="P81">9.8.2 Using Strings To Make Echo's Output Easier To Read<text:tab/>53</text:p>
          <text:p text:style-name="P82">9.8.2.1 Combining Strings <text:s/>With The : Operator<text:tab/>53</text:p>
          <text:p text:style-name="P82">9.8.2.2 WriteString()<text:tab/>54</text:p>
          <text:p text:style-name="P82">9.8.2.3 Nl()<text:tab/>54</text:p>
          <text:p text:style-name="P82">9.8.2.4 Space()<text:tab/>54</text:p>
          <text:p text:style-name="P81">9.8.3 Accessing The Individual Letters In A String<text:tab/>55</text:p>
          <text:p text:style-name="P82">9.8.3.1 Indexing Before The Beginning Of A String Or Past The End Of A String<text:tab/>55</text:p>
          <text:p text:style-name="P88">9.9 Comments<text:tab/>56</text:p>
          <text:p text:style-name="P88">9.10 How To Tell If MathPiper Has Crashed And What To Do If It Has<text:tab/>57</text:p>
          <text:p text:style-name="P88">9.11 Exercises<text:tab/>58</text:p>
          <text:p text:style-name="P81">9.11.1 Exercise 1<text:tab/>58</text:p>
          <text:p text:style-name="P81">9.11.2 Exercise 2<text:tab/>58</text:p>
          <text:p text:style-name="P81">9.11.3 Exercise 3<text:tab/>58</text:p>
          <text:p text:style-name="P81">9.11.4 Exercise 4<text:tab/>59</text:p>
          <text:p text:style-name="P81">9.11.5 Exercise 5<text:tab/>59</text:p>
          <text:p text:style-name="P81">9.11.6 Exercise 6<text:tab/>59</text:p>
          <text:p text:style-name="P81">9.11.7 Exercise 7<text:tab/>59</text:p>
          <text:p text:style-name="P87">10 Rectangular Selection Mode And Text Area Splitting<text:tab/>61</text:p>
          <text:p text:style-name="P88">10.1 Rectangular Selection Mode<text:tab/>61</text:p>
          <text:p text:style-name="P88">10.2 Text area splitting<text:tab/>61</text:p>
          <text:p text:style-name="P88">10.3 Exercises<text:tab/>61</text:p>
          <text:p text:style-name="P81">10.3.1 Exercise 1<text:tab/>62</text:p>
          <text:p text:style-name="P87"><text:soft-page-break/>11 Working With Random Integers<text:tab/>63</text:p>
          <text:p text:style-name="P88">11.1 Obtaining Random Integers With The RandomInteger() Function<text:tab/>63</text:p>
          <text:p text:style-name="P88">11.2 Simulating The Rolling Of Dice<text:tab/>64</text:p>
          <text:p text:style-name="P88">11.3 Exercises<text:tab/>65</text:p>
          <text:p text:style-name="P81">11.3.1 Exercise 1<text:tab/>65</text:p>
          <text:p text:style-name="P87">12 Making Decisions<text:tab/>66</text:p>
          <text:p text:style-name="P88">12.1 Conditional Operators<text:tab/>66</text:p>
          <text:p text:style-name="P88">12.2 Predicate Expressions<text:tab/>69</text:p>
          <text:p text:style-name="P88">12.3 Exercises<text:tab/>69</text:p>
          <text:p text:style-name="P81">12.3.1 Exercise 1<text:tab/>69</text:p>
          <text:p text:style-name="P81">12.3.2 Exercise 2<text:tab/>70</text:p>
          <text:p text:style-name="P81">12.3.3 Exercise 3<text:tab/>70</text:p>
          <text:p text:style-name="P88">12.4 Making Decisions With The If() Function &amp; Predicate Expressions<text:tab/>70</text:p>
          <text:p text:style-name="P81">12.4.1 If() Functions Which Include An "Else" Parameter<text:tab/>72</text:p>
          <text:p text:style-name="P88">12.5 Exercises<text:tab/>72</text:p>
          <text:p text:style-name="P81">12.5.1 Exercise 1<text:tab/>73</text:p>
          <text:p text:style-name="P81">12.5.2 Exercise 2<text:tab/>73</text:p>
          <text:p text:style-name="P88">12.6 The And(), Or(), &amp; Not() Boolean Functions &amp; Infix Notation<text:tab/>73</text:p>
          <text:p text:style-name="P81">12.6.1 And()<text:tab/>73</text:p>
          <text:p text:style-name="P81">12.6.2 Or()<text:tab/>75</text:p>
          <text:p text:style-name="P81">12.6.3 Not() &amp; Prefix Notation<text:tab/>76</text:p>
          <text:p text:style-name="P88">12.7 Exercises<text:tab/>77</text:p>
          <text:p text:style-name="P81">12.7.1 Exercise 1<text:tab/>78</text:p>
          <text:p text:style-name="P81">12.7.2 Exercise 2<text:tab/>78</text:p>
          <text:p text:style-name="P81">12.7.3 Exercise 3<text:tab/>79</text:p>
          <text:p text:style-name="P87">13 The While() Looping Function &amp; Bodied Notation<text:tab/>80</text:p>
          <text:p text:style-name="P88">13.1 Printing The Integers From 1 to 10<text:tab/>80</text:p>
          <text:p text:style-name="P88">13.2 Printing The Integers From 1 to 100<text:tab/>82</text:p>
          <text:p text:style-name="P88">13.3 Printing The Odd Integers From 1 To 99<text:tab/>82</text:p>
          <text:p text:style-name="P88">13.4 Printing The Integers From 1 To 100 In Reverse Order<text:tab/>83</text:p>
          <text:p text:style-name="P88">13.5 Expressions Inside Of Code Blocks Are Indented<text:tab/>84</text:p>
          <text:p text:style-name="P88">13.6 Long-Running Loops, Infinite Loops, &amp; Interrupting Execution<text:tab/>84</text:p>
          <text:p text:style-name="P88">13.7 A Program That Simulates Rolling Two Dice 50 Times<text:tab/>85</text:p>
          <text:p text:style-name="P88">13.8 Exercises<text:tab/>87</text:p>
          <text:p text:style-name="P81">13.8.1 Exercise 1<text:tab/>88</text:p>
          <text:p text:style-name="P81">13.8.2 Exercise 2<text:tab/>88</text:p>
          <text:p text:style-name="P81">13.8.3 Exercise 3<text:tab/>88</text:p>
          <text:p text:style-name="P81">13.8.4 Exercise 4<text:tab/>88</text:p>
          <text:p text:style-name="P87">14 Predicate Functions<text:tab/>89</text:p>
          <text:p text:style-name="P88">14.1 Finding Prime Numbers With A Loop<text:tab/>90</text:p>
          <text:p text:style-name="P88">14.2 Finding The Length Of A String With The Length() Function<text:tab/>92</text:p>
          <text:p text:style-name="P88"><text:soft-page-break/>14.3 <text:s/>Converting Numbers To Strings With The String() Function<text:tab/>93</text:p>
          <text:p text:style-name="P88">14.4 Finding Prime Numbers Which End With 7 (And Multi-line Function Calls)<text:tab/>93</text:p>
          <text:p text:style-name="P88">14.5 Exercises<text:tab/>95</text:p>
          <text:p text:style-name="P81">14.5.1 Exercise 1<text:tab/>95</text:p>
          <text:p text:style-name="P81">14.5.2 Exercise 2<text:tab/>95</text:p>
          <text:p text:style-name="P81">14.5.3 Exercise 3<text:tab/>95</text:p>
          <text:p text:style-name="P87">15 Lists: Values That Hold Sequences Of Expressions<text:tab/>96</text:p>
          <text:p text:style-name="P88">15.1 Append() &amp; Nondestructive List Operations<text:tab/>97</text:p>
          <text:p text:style-name="P88">15.2 Using While Loops With Lists <text:tab/>98</text:p>
          <text:p text:style-name="P81">15.2.1 Using A While Loop And Append() To Place Values In A List<text:tab/>100</text:p>
          <text:p text:style-name="P88">15.3 Exercises<text:tab/>101</text:p>
          <text:p text:style-name="P81">15.3.1 Exercise 1<text:tab/>101</text:p>
          <text:p text:style-name="P81">15.3.2 Exercise 2<text:tab/>101</text:p>
          <text:p text:style-name="P81">15.3.3 Exercise 3<text:tab/>101</text:p>
          <text:p text:style-name="P81">15.3.4 Exercise 4<text:tab/>102</text:p>
          <text:p text:style-name="P88">15.4 The ForEach() Looping Function<text:tab/>102</text:p>
          <text:p text:style-name="P88">15.5 Print All The Values In A List Using A ForEach() function<text:tab/>102</text:p>
          <text:p text:style-name="P88">15.6 Calculate The Sum Of The Numbers In A List Using ForEach()<text:tab/>103</text:p>
          <text:p text:style-name="P88">15.7 The .. Range Operator<text:tab/>104</text:p>
          <text:p text:style-name="P88">15.8 Using ForEach() With The Range Operator To Print The Prime Numbers Between 1 And 100<text:tab/>105</text:p>
          <text:p text:style-name="P81">15.8.1 Using ForEach() And The Range Operator To Place The Prime Numbers Between 1 And 50 Into A List<text:tab/>105</text:p>
          <text:p text:style-name="P81">15.8.2 Exercises<text:tab/>106</text:p>
          <text:p text:style-name="P81">15.8.3 Exercise 1<text:tab/>107</text:p>
          <text:p text:style-name="P81">15.8.4 Exercise 2<text:tab/>107</text:p>
          <text:p text:style-name="P81">15.8.5 Exercise 3<text:tab/>107</text:p>
          <text:p text:style-name="P81">15.8.6 Exercise 4<text:tab/>107</text:p>
          <text:p text:style-name="P81">15.8.7 Exercise 5<text:tab/>107</text:p>
          <text:p text:style-name="P87">16 Functions &amp; Operators Which Loop Internally<text:tab/>109</text:p>
          <text:p text:style-name="P88">16.1 Functions &amp; Operators Which Loop Internally To Process Lists<text:tab/>109</text:p>
          <text:p text:style-name="P81">16.1.1 TableForm()<text:tab/>109</text:p>
          <text:p text:style-name="P81">16.1.2 Contains()<text:tab/>109</text:p>
          <text:p text:style-name="P81">16.1.3 Find()<text:tab/>110</text:p>
          <text:p text:style-name="P81">16.1.4 Count()<text:tab/>110</text:p>
          <text:p text:style-name="P81">16.1.5 Select()<text:tab/>111</text:p>
          <text:p text:style-name="P81">16.1.6 The Nth() Function &amp; The [] Operator<text:tab/>111</text:p>
          <text:p text:style-name="P81">16.1.7 The : Prepend Operator<text:tab/>112</text:p>
          <text:p text:style-name="P81">16.1.8 Concat()<text:tab/>112</text:p>
          <text:p text:style-name="P81">16.1.9 Insert(), Delete(), &amp; Replace()<text:tab/>112</text:p>
          <text:p text:style-name="P81">16.1.10 Take() <text:tab/>113</text:p>
          <text:p text:style-name="P81"><text:soft-page-break/>16.1.11 Drop()<text:tab/>114</text:p>
          <text:p text:style-name="P81">16.1.12 FillList()<text:tab/>114</text:p>
          <text:p text:style-name="P81">16.1.13 RemoveDuplicates()<text:tab/>115</text:p>
          <text:p text:style-name="P81">16.1.14 Reverse()<text:tab/>115</text:p>
          <text:p text:style-name="P81">16.1.15 Partition()<text:tab/>115</text:p>
          <text:p text:style-name="P81">16.1.16 Table() <text:tab/>116</text:p>
          <text:p text:style-name="P81">16.1.17 HeapSort()<text:tab/>117</text:p>
          <text:p text:style-name="P88">16.2 Functions That Work With Integers<text:tab/>117</text:p>
          <text:p text:style-name="P81">16.2.1 RandomIntegerVector()<text:tab/>117</text:p>
          <text:p text:style-name="P81">16.2.2 Max() &amp; Min()<text:tab/>118</text:p>
          <text:p text:style-name="P81">16.2.3 Div() &amp; Mod()<text:tab/>118</text:p>
          <text:p text:style-name="P81">16.2.4 Gcd()<text:tab/>119</text:p>
          <text:p text:style-name="P81">16.2.5 Lcm()<text:tab/>119</text:p>
          <text:p text:style-name="P81">16.2.6 Sum()<text:tab/>120</text:p>
          <text:p text:style-name="P81">16.2.7 Product()<text:tab/>120</text:p>
          <text:p text:style-name="P88">16.3 Exercises<text:tab/>120</text:p>
          <text:p text:style-name="P81">16.3.1 Exercise 1<text:tab/>121</text:p>
          <text:p text:style-name="P81">16.3.2 Exercise 2<text:tab/>121</text:p>
          <text:p text:style-name="P81">16.3.3 Exercise 3<text:tab/>121</text:p>
          <text:p text:style-name="P81">16.3.4 Exercise 4<text:tab/>121</text:p>
          <text:p text:style-name="P81">16.3.5 Exercise 5<text:tab/>122</text:p>
          <text:p text:style-name="P81">16.3.6 Exercise 6<text:tab/>122</text:p>
          <text:p text:style-name="P87">17 Nested Loops<text:tab/>123</text:p>
          <text:p text:style-name="P88">17.1 Generate All The Combinations That Can Be Entered Into A Two Digit Wheel Lock Using A Nested Loop<text:tab/>123</text:p>
          <text:p text:style-name="P88">17.2 Exercises<text:tab/>124</text:p>
          <text:p text:style-name="P81">17.2.1 Exercise 1<text:tab/>125</text:p>
          <text:p text:style-name="P81">17.2.2 Exercise 2<text:tab/>125</text:p>
          <text:p text:style-name="P87">18 User Defined Functions<text:tab/>126</text:p>
          <text:p text:style-name="P88">18.1 Global Variables, Local Variables, &amp; Local()<text:tab/>128</text:p>
          <text:p text:style-name="P88">18.2 Exercises<text:tab/>130</text:p>
          <text:p text:style-name="P81">18.2.1 Exercise 1<text:tab/>130</text:p>
          <text:p text:style-name="P81">18.2.2 Exercise 2<text:tab/>130</text:p>
          <text:p text:style-name="P81">18.2.3 Exercise 3<text:tab/>130</text:p>
          <text:p text:style-name="P87">19 Miscellaneous topics<text:tab/>132</text:p>
          <text:p text:style-name="P88">19.1 Incrementing And Decrementing Variables With The ++ And -- Operators<text:tab/>132</text:p>
          <text:p text:style-name="P81">19.1.1 Incrementing Variables With The ++ Operator<text:tab/>132</text:p>
          <text:p text:style-name="P81">19.1.2 Decrementing Variables With The -- Operator<text:tab/>133</text:p>
          <text:p text:style-name="P88">19.2 Exercises<text:tab/>134</text:p>
          <text:p text:style-name="P81">19.2.1 Exercise 1<text:tab/>134</text:p>
        </text:index-body>
      </text:table-of-content>
      <text:p text:style-name="Standard"><text:bookmark-end text:name="DDE_LINK22"/><text:soft-page-break/></text:p>
      <text:h text:style-name="P7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31828054" text:style-name="List_20_1">
        <text:list-item>
          <text:p text:style-name="P86">Week 1: Sections 1 - 6.</text:p>
        </text:list-item>
        <text:list-item>
          <text:p text:style-name="P86">Week 2: Sections 7 - 9.</text:p>
        </text:list-item>
        <text:list-item>
          <text:p text:style-name="P86">Week 3: Sections 10 - 13.</text:p>
        </text:list-item>
        <text:list-item>
          <text:p text:style-name="P86">Week 4: Sections 14 - 15.</text:p>
        </text:list-item>
        <text:list-item>
          <text:p text:style-name="P86">Week 5: Sections 16 - 19.</text:p>
        </text:list-item>
      </text:list>
      <text:h text:style-name="P80"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78"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8"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5"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3"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3 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mathpiper</text:p>
      <text:p text:style-name="P25"/>
      <text:p text:style-name="P24"><text:s text:c="4"/><text:span text:style-name="T19">%output,preserve="false"</text:span></text:p>
      <text:p text:style-name="P24"><text:soft-page-break/><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4"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j- <text:date style:data-style-name="N37" text:date-value="2009-08-30T00:28:47.99">08/30/09</text:date><text:tab/>Introduction To Programming<text:tab/><text:page-number text:select-page="current">2</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30T00:28:48</dc:date>
    <meta:editing-cycles>429</meta:editing-cycles>
    <meta:editing-duration>PT238H44M46S</meta:editing-duration>
    <meta:document-statistic meta:table-count="39" meta:image-count="1" meta:object-count="17" meta:page-count="134" meta:paragraph-count="2898" meta:word-count="29151" meta:character-count="17652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